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3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6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7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8" style:parent-style-name="Normal" style:family="paragraph">
      <style:paragraph-properties fo:text-indent="0.4916in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Dedicamos este trabalho a todos os nossos familiares, amigos e professores, que caminharam juntos conosco até aqu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50%"/>
      <style:text-properties style:font-name="Times New Roman" style:font-name-asian="Times New Roman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drigo Mascarini Galindo</meta:initial-creator>
    <dc:creator>Rodrigo Mascarini Galindo</dc:creator>
    <meta:creation-date>2015-11-09T08:04:00Z</meta:creation-date>
    <dc:date>2015-11-09T08:09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9" meta:character-count="122" meta:row-count="1" meta:non-whitespace-character-count="104"/>
  </office:meta>
</office:document-meta>
</file>